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1.1717in" svg:y="0.0394in">
            <draw:object draw:notify-on-update-of-ranges="Sheet1.K3:Sheet1.K4 Sheet1.L1:Sheet1.L1 Sheet1.L3:Sheet1.L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2264in" svg:y="3.6787in">
            <draw:object draw:notify-on-update-of-ranges="Sheet1.K8:Sheet1.K9 Sheet1.L7:Sheet1.L7 Sheet1.L8:Sheet1.L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Note: All are row-major</text:p>
          </table:table-cell>
          <table:table-cell table:number-columns-repeated="9"/>
          <table:table-cell office:value-type="string" calcext:value-type="string">
            <text:p>Device: Library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string" calcext:value-type="string">
            <text:p>AOCL-BLAS</text:p>
          </table:table-cell>
          <table:table-cell table:number-columns-repeated="9"/>
          <table:table-cell office:value-type="string" calcext:value-type="string">
            <text:p>CPU: AOCL-BLAS</text:p>
          </table:table-cell>
          <table:table-cell office:value-type="float" office:value="824.977" calcext:value-type="float">
            <text:p>824.977</text:p>
          </table:table-cell>
        </table:table-row>
        <table:table-row table:style-name="ro1">
          <table:table-cell office:value-type="string" calcext:value-type="string">
            <text:p>Input/output ty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cs_a</text:p>
          </table:table-cell>
          <table:table-cell office:value-type="string" calcext:value-type="string">
            <text:p><text:s/>cs_b</text:p>
          </table:table-cell>
          <table:table-cell office:value-type="string" calcext:value-type="string">
            <text:p><text:s/>cs_c </text:p>
          </table:table-cell>
          <table:table-cell office:value-type="string" calcext:value-type="string">
            <text:p><text:s/>gflops</text:p>
          </table:table-cell>
          <table:table-cell table:number-columns-repeated="2"/>
          <table:table-cell office:value-type="string" calcext:value-type="string">
            <text:p>CPU: LPGEMM</text:p>
          </table:table-cell>
          <table:table-cell office:value-type="float" office:value="1293.268" calcext:value-type="float">
            <text:p>1293.268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4096" calcext:value-type="float">
            <text:p>4096</text:p>
          </table:table-cell>
          <table:table-cell table:number-columns-repeated="3" office:value-type="float" office:value="4112" calcext:value-type="float">
            <text:p>4112</text:p>
          </table:table-cell>
          <table:table-cell office:value-type="float" office:value="824.977" calcext:value-type="float">
            <text:p>824.977</text:p>
          </table:table-cell>
          <table:table-cell table:number-columns-repeated="2"/>
          <table:table-cell office:value-type="string" calcext:value-type="string">
            <text:p>NPU</text:p>
          </table:table-cell>
          <table:table-cell office:value-type="float" office:value="941.884" calcext:value-type="float">
            <text:p>941.88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PGEMM in AOCL-BL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put type</text:p>
          </table:table-cell>
          <table:table-cell office:value-type="string" calcext:value-type="string">
            <text:p>output ty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cs_a</text:p>
          </table:table-cell>
          <table:table-cell office:value-type="string" calcext:value-type="string">
            <text:p><text:s/>cs_b</text:p>
          </table:table-cell>
          <table:table-cell office:value-type="string" calcext:value-type="string">
            <text:p><text:s/>cs_c </text:p>
          </table:table-cell>
          <table:table-cell office:value-type="string" calcext:value-type="string">
            <text:p><text:s/>gops/gflops</text:p>
          </table:table-cell>
          <table:table-cell/>
          <table:table-cell office:value-type="string" calcext:value-type="string">
            <text:p>Device: Library</text:p>
          </table:table-cell>
          <table:table-cell office:value-type="string" calcext:value-type="string">
            <text:p>GOPS</text:p>
          </table:table-cell>
        </table:table-row>
        <table:table-row table:style-name="ro1"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4096" calcext:value-type="float">
            <text:p>4096</text:p>
          </table:table-cell>
          <table:table-cell office:value-type="float" office:value="1886.061" calcext:value-type="float">
            <text:p>1886.061</text:p>
          </table:table-cell>
          <table:table-cell/>
          <table:table-cell office:value-type="string" calcext:value-type="string">
            <text:p>CPU: LPGEMM</text:p>
          </table:table-cell>
          <table:table-cell office:value-type="float" office:value="1886.061" calcext:value-type="float">
            <text:p>1886.061</text:p>
          </table:table-cell>
        </table:table-row>
        <table:table-row table:style-name="ro1">
          <table:table-cell office:value-type="string" calcext:value-type="string">
            <text:p>bf16</text:p>
          </table:table-cell>
          <table:table-cell office:value-type="string" calcext:value-type="string">
            <text:p>f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4096" calcext:value-type="float">
            <text:p>4096</text:p>
          </table:table-cell>
          <table:table-cell office:value-type="float" office:value="1293.268" calcext:value-type="float">
            <text:p>1293.268</text:p>
          </table:table-cell>
          <table:table-cell/>
          <table:table-cell office:value-type="string" calcext:value-type="string">
            <text:p>NPU</text:p>
          </table:table-cell>
          <table:table-cell office:value-type="float" office:value="2621.22" calcext:value-type="float">
            <text:p>2621.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LIR-AI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put type</text:p>
          </table:table-cell>
          <table:table-cell office:value-type="string" calcext:value-type="string">
            <text:p>output ty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gops/gflo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8</text:p>
          </table:table-cell>
          <table:table-cell office:value-type="string" calcext:value-type="string">
            <text:p>i1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621.22" calcext:value-type="float">
            <text:p>2621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f16</text:p>
          </table:table-cell>
          <table:table-cell office:value-type="string" calcext:value-type="string">
            <text:p>f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941.884" calcext:value-type="float">
            <text:p>941.88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i8</text:p>
          </table:table-cell>
          <table:table-cell table:style-name="ce1" office:value-type="string" calcext:value-type="string">
            <text:p>i1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232" calcext:value-type="float">
            <text:p>4232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f16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512" calcext:value-type="float">
            <text:p>512</text:p>
          </table:table-cell>
          <table:table-cell table:style-name="ce1"/>
          <table:table-cell table:style-name="ce1" office:value-type="float" office:value="4096" calcext:value-type="float">
            <text:p>4096</text:p>
          </table:table-cell>
          <table:table-cell table:style-name="ce1" table:number-columns-repeated="3"/>
          <table:table-cell table:number-columns-repeated="4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09:01:03.8505327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02:43:33.015295495</meta:creation-date>
    <dc:date>2025-02-13T10:38:09.669753348</dc:date>
    <meta:editing-duration>PT3H5M14S</meta:editing-duration>
    <meta:editing-cycles>10</meta:editing-cycles>
    <meta:generator>LibreOffice/24.8.4.2$Linux_X86_64 LibreOffice_project/3e97788786b20d724e2ed0ea7a111abce73cab63</meta:generator>
    <meta:document-statistic meta:table-count="1" meta:cell-count="10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5.305cm" svg:y="0.316cm" chart:style-name="ch2">
          <text:p>Float GEMM Performance</text:p>
        </chart:title>
        <chart:plot-area chart:style-name="ch3" table:cell-range-address="Sheet1.K3:Sheet1.L4 Sheet1.L1:Sheet1.L1" chart:data-source-has-labels="both" svg:x="1.331cm" svg:y="1.275cm" svg:width="14.349cm" svg:height="6.564cm">
          <chart:coordinate-region svg:x="2.347cm" svg:y="1.474cm" svg:width="13.333cm" svg:height="5.718cm"/>
          <chart:axis chart:dimension="x" chart:name="primary-x" chart:style-name="ch4" chartooo:axis-type="auto">
            <chartooo:date-scale/>
            <chart:title svg:x="7.389cm" svg:y="8.019cm" chart:style-name="ch2">
              <text:p><text:span text:style-name="T1">Device: Library</text:span></text:p>
            </chart:title>
            <chart:categories table:cell-range-address="Sheet1.K3:Sheet1.K4"/>
          </chart:axis>
          <chart:axis chart:dimension="y" chart:name="primary-y" chart:style-name="ch5">
            <chart:title svg:x="0.451cm" svg:y="5.258cm" chart:style-name="ch6">
              <text:p><text:span text:style-name="T1">GFLOPS</text:span></text:p>
            </chart:title>
            <chart:grid chart:style-name="ch7" chart:class="major"/>
          </chart:axis>
          <chart:series chart:style-name="ch8" chart:values-cell-range-address="Sheet1.L3:Sheet1.L4" chart:label-cell-address="Sheet1.L1:Sheet1.L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FLOPS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: LPGEMM</text:p>
                <draw:g>
                  <svg:desc>Sheet1.K3:Sheet1.K4</svg:desc>
                </draw:g>
              </table:table-cell>
              <table:table-cell office:value-type="float" office:value="1293.268">
                <text:p>1293.268</text:p>
                <draw:g>
                  <svg:desc>Sheet1.L3:Sheet1.L4</svg:desc>
                </draw:g>
              </table:table-cell>
            </table:table-row>
            <table:table-row>
              <table:table-cell office:value-type="string">
                <text:p>NPU</text:p>
              </table:table-cell>
              <table:table-cell office:value-type="float" office:value="941.884">
                <text:p>941.8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3e97788786b20d724e2ed0ea7a111abce73cab6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5.105cm" svg:y="0.316cm" chart:style-name="ch2">
          <text:p>Integer GEMM Performance</text:p>
        </chart:title>
        <chart:plot-area chart:style-name="ch3" table:cell-range-address="Sheet1.K8:Sheet1.L9 Sheet1.L7:Sheet1.L7" chart:data-source-has-labels="both" svg:x="1.331cm" svg:y="1.275cm" svg:width="14.349cm" svg:height="6.564cm">
          <chart:coordinate-region svg:x="2.347cm" svg:y="1.474cm" svg:width="13.333cm" svg:height="5.718cm"/>
          <chart:axis chart:dimension="x" chart:name="primary-x" chart:style-name="ch4" chartooo:axis-type="auto">
            <chartooo:date-scale/>
            <chart:title svg:x="7.389cm" svg:y="8.019cm" chart:style-name="ch2">
              <text:p><text:span text:style-name="T1">Device: Library</text:span></text:p>
            </chart:title>
            <chart:categories table:cell-range-address="Sheet1.K8:Sheet1.K9"/>
          </chart:axis>
          <chart:axis chart:dimension="y" chart:name="primary-y" chart:style-name="ch5">
            <chart:title svg:x="0.451cm" svg:y="5.073cm" chart:style-name="ch6">
              <text:p><text:span text:style-name="T1">GOPS</text:span></text:p>
            </chart:title>
            <chart:grid chart:style-name="ch7" chart:class="major"/>
          </chart:axis>
          <chart:series chart:style-name="ch8" chart:values-cell-range-address="Sheet1.L8:Sheet1.L9" chart:label-cell-address="Sheet1.L7:Sheet1.L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PS</text:p>
                <draw:g>
                  <svg:desc>Sheet1.L7:Sheet1.L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: LPGEMM</text:p>
                <draw:g>
                  <svg:desc>Sheet1.K8:Sheet1.K9</svg:desc>
                </draw:g>
              </table:table-cell>
              <table:table-cell office:value-type="float" office:value="1886.061">
                <text:p>1886.061</text:p>
                <draw:g>
                  <svg:desc>Sheet1.L8:Sheet1.L9</svg:desc>
                </draw:g>
              </table:table-cell>
            </table:table-row>
            <table:table-row>
              <table:table-cell office:value-type="string">
                <text:p>NPU</text:p>
              </table:table-cell>
              <table:table-cell office:value-type="float" office:value="2621.22">
                <text:p>2621.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3e97788786b20d724e2ed0ea7a111abce73cab6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